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Georgia" svg:font-family="Georgi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523c7"/>
    </style:style>
    <style:style style:name="P2" style:family="paragraph" style:parent-style-name="Standard">
      <style:text-properties style:text-underline-style="none" officeooo:paragraph-rsid="000523c7"/>
    </style:style>
    <style:style style:name="P3" style:family="paragraph" style:parent-style-name="Standard">
      <style:text-properties style:text-underline-style="none" fo:font-weight="bold" officeooo:paragraph-rsid="001af4ad" style:font-weight-asian="bold" style:font-weight-complex="bold"/>
    </style:style>
    <style:style style:name="P4" style:family="paragraph" style:parent-style-name="Standard">
      <style:text-properties fo:font-weight="bold" officeooo:paragraph-rsid="00097607" style:font-weight-asian="bold" style:font-weight-complex="bold"/>
    </style:style>
    <style:style style:name="P5" style:family="paragraph" style:parent-style-name="Standard">
      <style:text-properties fo:font-weight="bold" officeooo:paragraph-rsid="00199a86" style:font-weight-asian="bold" style:font-weight-complex="bold"/>
    </style:style>
    <style:style style:name="P6" style:family="paragraph" style:parent-style-name="Standard">
      <style:text-properties fo:font-weight="bold" officeooo:paragraph-rsid="002201a8" style:font-weight-asian="bold" style:font-weight-complex="bold"/>
    </style:style>
    <style:style style:name="P7" style:family="paragraph" style:parent-style-name="Standard">
      <style:text-properties fo:font-weight="bold" officeooo:paragraph-rsid="0034a52d" style:font-weight-asian="bold" style:font-weight-complex="bold"/>
    </style:style>
    <style:style style:name="P8" style:family="paragraph" style:parent-style-name="Standard">
      <style:text-properties officeooo:paragraph-rsid="000bb0ee"/>
    </style:style>
    <style:style style:name="P9" style:family="paragraph" style:parent-style-name="Standard">
      <style:text-properties officeooo:paragraph-rsid="000d5ae4"/>
    </style:style>
    <style:style style:name="P10" style:family="paragraph" style:parent-style-name="Standard">
      <style:text-properties officeooo:paragraph-rsid="000d9e97"/>
    </style:style>
    <style:style style:name="P11" style:family="paragraph" style:parent-style-name="Standard">
      <style:text-properties officeooo:paragraph-rsid="002201a8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paragraph-rsid="000523c7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302a22"/>
    </style:style>
    <style:style style:name="P14" style:family="paragraph" style:parent-style-name="Standard">
      <style:text-properties officeooo:paragraph-rsid="0031120e"/>
    </style:style>
    <style:style style:name="P15" style:family="paragraph" style:parent-style-name="Standard">
      <style:text-properties officeooo:paragraph-rsid="00334bf9"/>
    </style:style>
    <style:style style:name="P16" style:family="paragraph" style:parent-style-name="Standard">
      <style:text-properties officeooo:paragraph-rsid="0034a76a"/>
    </style:style>
    <style:style style:name="P17" style:family="paragraph" style:parent-style-name="Standard">
      <style:text-properties officeooo:paragraph-rsid="0034faae"/>
    </style:style>
    <style:style style:name="P18" style:family="paragraph" style:parent-style-name="Standard">
      <style:text-properties officeooo:paragraph-rsid="0035eaae"/>
    </style:style>
    <style:style style:name="T1" style:family="text">
      <style:text-properties officeooo:rsid="000523c7"/>
    </style:style>
    <style:style style:name="T2" style:family="text">
      <style:text-properties fo:font-variant="normal" fo:text-transform="none" fo:color="#444444" style:font-name="Liberation Serif" fo:font-size="12pt" fo:letter-spacing="normal" fo:font-style="normal" fo:font-weight="normal" officeooo:rsid="000ad4cf" style:font-size-asian="12pt" style:font-size-complex="12pt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size-complex="12pt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size-complex="12pt"/>
    </style:style>
    <style:style style:name="T5" style:family="text">
      <style:text-properties fo:font-variant="normal" fo:text-transform="none" fo:color="#444444" style:font-name="Liberation Serif" fo:font-size="12pt" fo:letter-spacing="normal" fo:font-style="normal" fo:font-weight="normal" officeooo:rsid="000e875d" style:font-size-asian="12pt" style:font-size-complex="12pt"/>
    </style:style>
    <style:style style:name="T6" style:family="text">
      <style:text-properties fo:font-variant="normal" fo:text-transform="none" fo:color="#444444" style:font-name="Liberation Serif" fo:font-size="12pt" fo:letter-spacing="normal" fo:font-style="normal" fo:font-weight="normal" officeooo:rsid="000ff2d4" style:font-size-asian="12pt" style:font-size-complex="12pt"/>
    </style:style>
    <style:style style:name="T7" style:family="text">
      <style:text-properties fo:font-variant="normal" fo:text-transform="none" fo:color="#444444" style:font-name="Liberation Serif" fo:font-size="12pt" fo:letter-spacing="normal" fo:font-style="normal" fo:font-weight="normal" officeooo:rsid="0011ccbc" style:font-size-asian="12pt" style:font-size-complex="12pt"/>
    </style:style>
    <style:style style:name="T8" style:family="text">
      <style:text-properties fo:font-variant="normal" fo:text-transform="none" fo:color="#444444" style:font-name="Liberation Serif" fo:font-size="12pt" fo:letter-spacing="normal" fo:font-style="normal" fo:font-weight="normal" officeooo:rsid="001257cc" style:font-size-asian="12pt" style:font-size-complex="12pt"/>
    </style:style>
    <style:style style:name="T9" style:family="text">
      <style:text-properties fo:font-variant="normal" fo:text-transform="none" fo:color="#444444" style:font-name="Liberation Serif" fo:font-size="12pt" fo:letter-spacing="normal" fo:font-style="normal" fo:font-weight="normal" officeooo:rsid="001401fb" style:font-size-asian="12pt" style:font-size-complex="12pt"/>
    </style:style>
    <style:style style:name="T10" style:family="text">
      <style:text-properties fo:font-variant="normal" fo:text-transform="none" fo:color="#444444" style:font-name="Liberation Serif" fo:font-size="12pt" fo:letter-spacing="normal" fo:font-style="normal" fo:font-weight="normal" officeooo:rsid="00156172" style:font-size-asian="12pt" style:font-size-complex="12pt"/>
    </style:style>
    <style:style style:name="T11" style:family="text">
      <style:text-properties fo:font-variant="normal" fo:text-transform="none" fo:color="#444444" style:font-name="Liberation Serif" fo:font-size="12pt" fo:letter-spacing="normal" fo:font-style="normal" fo:font-weight="normal" officeooo:rsid="001727e0" style:font-size-asian="12pt" style:font-size-complex="12pt"/>
    </style:style>
    <style:style style:name="T12" style:family="text">
      <style:text-properties fo:font-variant="normal" fo:text-transform="none" fo:color="#444444" style:font-name="Liberation Serif" fo:font-size="12pt" fo:letter-spacing="normal" fo:font-style="normal" fo:font-weight="normal" officeooo:rsid="0017fd91" style:font-size-asian="12pt" style:font-size-complex="12pt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fo:font-weight="normal" officeooo:rsid="0018d8e5" style:font-size-asian="12pt" style:font-size-complex="12pt"/>
    </style:style>
    <style:style style:name="T14" style:family="text">
      <style:text-properties fo:font-variant="normal" fo:text-transform="none" fo:color="#444444" style:font-name="Liberation Serif" fo:font-size="12pt" fo:letter-spacing="normal" fo:font-style="normal" fo:font-weight="normal" officeooo:rsid="00199a86" style:font-size-asian="12pt" style:font-size-complex="12pt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fo:font-weight="normal" officeooo:rsid="0019a471" style:font-size-asian="12pt" style:font-size-complex="12pt"/>
    </style:style>
    <style:style style:name="T16" style:family="text">
      <style:text-properties fo:font-variant="normal" fo:text-transform="none" fo:color="#444444" style:font-name="Liberation Serif" fo:font-size="12pt" fo:letter-spacing="normal" fo:font-style="normal" fo:font-weight="normal" officeooo:rsid="001af4ad" style:font-size-asian="12pt" style:font-size-complex="12pt"/>
    </style:style>
    <style:style style:name="T17" style:family="text">
      <style:text-properties fo:font-variant="normal" fo:text-transform="none" fo:color="#444444" style:font-name="Liberation Serif" fo:font-size="12pt" fo:letter-spacing="normal" fo:font-style="normal" fo:font-weight="normal" officeooo:rsid="001d1b01" style:font-size-asian="12pt" style:font-size-complex="12pt"/>
    </style:style>
    <style:style style:name="T18" style:family="text">
      <style:text-properties fo:font-variant="normal" fo:text-transform="none" fo:color="#444444" style:font-name="Liberation Serif" fo:font-size="12pt" fo:letter-spacing="normal" fo:font-style="normal" fo:font-weight="normal" officeooo:rsid="001e4601" style:font-size-asian="12pt" style:font-size-complex="12pt"/>
    </style:style>
    <style:style style:name="T19" style:family="text">
      <style:text-properties fo:font-variant="normal" fo:text-transform="none" fo:color="#444444" style:font-name="Liberation Serif" fo:font-size="12pt" fo:letter-spacing="normal" fo:font-style="normal" fo:font-weight="normal" officeooo:rsid="001f27be" style:font-size-asian="12pt" style:font-size-complex="12pt"/>
    </style:style>
    <style:style style:name="T20" style:family="text">
      <style:text-properties fo:font-variant="normal" fo:text-transform="none" fo:color="#444444" style:font-name="Liberation Serif" fo:font-size="12pt" fo:letter-spacing="normal" fo:font-style="normal" fo:font-weight="normal" officeooo:rsid="00200fd4" style:font-size-asian="12pt" style:font-size-complex="12pt"/>
    </style:style>
    <style:style style:name="T21" style:family="text">
      <style:text-properties fo:font-variant="normal" fo:text-transform="none" fo:color="#444444" style:font-name="Liberation Serif" fo:font-size="12pt" fo:letter-spacing="normal" fo:font-style="normal" fo:font-weight="normal" officeooo:rsid="0034faae" style:font-size-asian="12pt" style:font-size-complex="12pt"/>
    </style:style>
    <style:style style:name="T22" style:family="text">
      <style:text-properties fo:font-variant="normal" fo:text-transform="none" fo:color="#444444" style:font-name="Liberation Serif" fo:font-size="12pt" fo:letter-spacing="normal" fo:font-style="normal" fo:font-weight="normal" officeooo:rsid="00054bd9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44444" style:font-name="Liberation Serif" fo:font-size="12pt" fo:letter-spacing="normal" fo:font-style="normal" fo:font-weight="normal" officeooo:rsid="0005ba2e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444444" style:font-name="Liberation Serif" fo:font-size="12pt" fo:letter-spacing="normal" fo:font-style="normal" fo:font-weight="normal" officeooo:rsid="000bb0e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444444" style:font-name="Liberation Serif" fo:font-size="12pt" fo:letter-spacing="normal" fo:font-style="normal" fo:font-weight="normal" officeooo:rsid="000be45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444444" style:font-name="Liberation Serif" fo:font-size="12pt" fo:letter-spacing="normal" fo:font-style="normal" fo:font-weight="normal" officeooo:rsid="000d5c4e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444444" style:font-name="Liberation Serif" fo:font-size="12pt" fo:letter-spacing="normal" fo:font-style="normal" fo:font-weight="normal" officeooo:rsid="000d5ae4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444444" style:font-name="Liberation Serif" fo:font-size="12pt" fo:letter-spacing="normal" fo:font-style="normal" fo:font-weight="normal" officeooo:rsid="000d9e97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444444" style:font-name="Liberation Serif" fo:font-size="12pt" fo:letter-spacing="normal" fo:font-style="normal" officeooo:rsid="00199a86" style:font-size-asian="12pt" style:font-size-complex="12pt"/>
    </style:style>
    <style:style style:name="T30" style:family="text">
      <style:text-properties fo:font-variant="normal" fo:text-transform="none" fo:color="#444444" style:font-name="Liberation Serif" fo:font-size="12pt" fo:letter-spacing="normal" fo:font-style="normal" officeooo:rsid="001f27be" style:font-size-asian="12pt" style:font-size-complex="12pt"/>
    </style:style>
    <style:style style:name="T31" style:family="text">
      <style:text-properties fo:font-variant="normal" fo:text-transform="none" fo:color="#444444" style:font-name="Liberation Serif" fo:font-size="12pt" fo:letter-spacing="normal" fo:font-style="normal" style:text-underline-style="none" officeooo:rsid="00054bd9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444444" style:font-name="Liberation Serif" fo:font-size="12pt" fo:letter-spacing="normal" fo:font-style="normal" style:text-underline-style="none" officeooo:rsid="0034a52d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fo:color="#444444" style:font-name="Liberation Serif" fo:font-size="12pt" fo:letter-spacing="normal" fo:font-style="italic" fo:font-weight="normal" officeooo:rsid="000ad4cf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444444" style:font-name="Liberation Serif" fo:font-size="12pt" fo:letter-spacing="normal" fo:font-style="italic" fo:font-weight="normal" officeooo:rsid="000d5c4e" style:font-size-asian="12pt" style:font-style-asian="italic" style:font-size-complex="12pt" style:font-style-complex="italic"/>
    </style:style>
    <style:style style:name="T36" style:family="text">
      <style:text-properties fo:font-variant="normal" fo:text-transform="none" fo:color="#444444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444444" style:font-name="Liberation Serif" fo:font-size="12pt" fo:letter-spacing="normal" fo:font-style="italic" fo:font-weight="normal" officeooo:rsid="00054bd9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variant="normal" fo:text-transform="none" fo:color="#444444" style:font-name="Liberation Serif" fo:font-size="12pt" fo:letter-spacing="normal" fo:font-style="italic" fo:font-weight="normal" officeooo:rsid="000d5ae4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333333" style:font-name="Arial" fo:font-size="9pt" fo:letter-spacing="normal" fo:font-style="normal" fo:font-weight="normal" officeooo:rsid="0005ba2e"/>
    </style:style>
    <style:style style:name="T40" style:family="text">
      <style:text-properties fo:font-variant="normal" fo:text-transform="none" fo:color="#000000" style:font-name="Liberation Serif" fo:font-size="10pt" fo:letter-spacing="normal" fo:font-style="normal" fo:font-weight="normal" officeooo:rsid="001257cc" style:font-size-asian="10pt" style:font-size-complex="10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201a8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23405a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249c5d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222117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255f4a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2766c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354b0f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2f2ca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302a2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31120e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3202d9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323aa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32d6e7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officeooo:rsid="0034faae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officeooo:rsid="00249c5d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officeooo:rsid="002d0b88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officeooo:rsid="002e5935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bold" officeooo:rsid="0031120e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bold" officeooo:rsid="00334bf9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bold" officeooo:rsid="0034a76a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bold" officeooo:rsid="0034faae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bold" officeooo:rsid="0035eaae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font-name="Liberation Serif" fo:font-size="12pt" fo:letter-spacing="normal" fo:font-style="italic" fo:font-weight="normal" officeooo:rsid="001af4ad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fo:color="#000000" style:font-name="Liberation Serif" fo:font-size="12pt" fo:letter-spacing="normal" fo:font-style="italic" fo:font-weight="normal" officeooo:rsid="001c97e5" style:font-size-asian="12pt" style:font-style-asian="italic" style:font-size-complex="12pt" style:font-style-complex="italic"/>
    </style:style>
    <style:style style:name="T66" style:family="text">
      <style:text-properties fo:font-variant="normal" fo:text-transform="none" fo:color="#000000" style:font-name="Liberation Serif" fo:font-size="12pt" fo:letter-spacing="normal" fo:font-style="italic" fo:font-weight="normal" officeooo:rsid="002165e0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fo:color="#000000" style:font-name="Liberation Serif" fo:font-size="12pt" fo:letter-spacing="normal" fo:font-style="italic" fo:font-weight="normal" officeooo:rsid="00295693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font-style="italic" fo:font-weight="normal" officeooo:rsid="002ee568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font-style="italic" fo:font-weight="normal" officeooo:rsid="002a79db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font-style="italic" fo:font-weight="normal" officeooo:rsid="002a056f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font-style="italic" fo:font-weight="normal" officeooo:rsid="002b601c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font-style="italic" fo:font-weight="normal" officeooo:rsid="0028117f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font-style="italic" fo:font-weight="normal" officeooo:rsid="00282720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font-style="italic" fo:font-weight="normal" officeooo:rsid="002f1d03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font-style="italic" fo:font-weight="normal" officeooo:rsid="002f2ca4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variant="normal" fo:text-transform="none" fo:color="#000000" style:font-name="Georgia" fo:font-size="9pt" fo:letter-spacing="normal" fo:font-style="normal" fo:font-weight="normal" officeooo:rsid="001af4ad" style:font-size-asian="12pt" style:font-size-complex="12pt"/>
    </style:style>
    <style:style style:name="T77" style:family="text">
      <style:text-properties fo:font-variant="normal" fo:text-transform="none" fo:color="#000000" style:font-name="Georgia" fo:font-size="9pt" fo:letter-spacing="normal" fo:font-style="normal" fo:font-weight="normal" officeooo:rsid="001c97e5" style:font-size-asian="12pt" style:font-size-complex="12pt"/>
    </style:style>
    <style:style style:name="T78" style:family="text">
      <style:text-properties fo:font-variant="normal" fo:text-transform="none" fo:color="#000000" style:font-name="Georgia" fo:font-size="9pt" fo:letter-spacing="normal" fo:font-style="normal" fo:font-weight="normal" officeooo:rsid="002165e0" style:font-size-asian="12pt" style:font-size-complex="12pt"/>
    </style:style>
    <style:style style:name="T79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af4ad" style:text-blinking="false" style:font-size-asian="12pt" style:font-style-asian="italic" style:font-size-complex="12pt" style:font-style-complex="italic"/>
    </style:style>
    <style:style style:name="T80" style:family="text">
      <style:text-properties fo:font-variant="normal" fo:text-transform="none" fo:color="#000000" style:text-line-through-style="none" style:font-name="Liberation Serif" fo:font-size="12pt" fo:letter-spacing="normal" fo:font-style="italic" style:text-underline-style="none" fo:font-weight="normal" officeooo:rsid="001c97e5" style:text-blinking="false" style:font-size-asian="12pt" style:font-style-asian="italic" style:font-size-complex="12pt" style:font-style-complex="italic"/>
    </style:style>
    <style:style style:name="T81" style:family="text">
      <style:text-properties fo:font-style="normal" style:text-underline-style="none" officeooo:rsid="00097a73" style:font-style-asian="normal" style:font-style-complex="normal"/>
    </style:style>
    <style:style style:name="T82" style:family="text">
      <style:text-properties style:text-underline-style="none" officeooo:rsid="000523c7"/>
    </style:style>
    <style:style style:name="T83" style:family="text">
      <style:text-properties style:text-underline-style="none" officeooo:rsid="00054bd9"/>
    </style:style>
    <style:style style:name="T84" style:family="text">
      <style:text-properties style:text-underline-style="none" officeooo:rsid="00069a95"/>
    </style:style>
    <style:style style:name="T85" style:family="text">
      <style:text-properties style:text-underline-style="none" officeooo:rsid="0007e898"/>
    </style:style>
    <style:style style:name="T86" style:family="text">
      <style:text-properties style:text-underline-style="none" officeooo:rsid="00097607"/>
    </style:style>
    <style:style style:name="T87" style:family="text">
      <style:text-properties style:text-underline-style="none" officeooo:rsid="00097a73"/>
    </style:style>
    <style:style style:name="T88" style:family="text">
      <style:text-properties style:text-underline-style="none" officeooo:rsid="000bb0ee"/>
    </style:style>
    <style:style style:name="T89" style:family="text">
      <style:text-properties style:text-underline-style="none" officeooo:rsid="000d5c4e"/>
    </style:style>
    <style:style style:name="T90" style:family="text">
      <style:text-properties style:text-underline-style="none" officeooo:rsid="00339cc1"/>
    </style:style>
    <style:style style:name="T91" style:family="text">
      <style:text-properties style:text-underline-style="none" officeooo:rsid="0034a52d"/>
    </style:style>
    <style:style style:name="T92" style:family="text">
      <style:text-properties officeooo:rsid="0005ba2e"/>
    </style:style>
    <style:style style:name="T93" style:family="text">
      <style:text-properties fo:color="#000000" style:font-name="Liberation Serif" fo:font-size="10pt" style:font-size-asian="10pt" style:font-size-complex="10pt"/>
    </style:style>
    <style:style style:name="T94" style:family="text">
      <style:text-properties fo:color="#000000" style:font-name="Liberation Serif" fo:font-size="10pt" officeooo:rsid="001257cc" style:font-size-asian="10pt" style:font-size-complex="10pt"/>
    </style:style>
    <style:style style:name="T95" style:family="text">
      <style:text-properties officeooo:rsid="001af4ad"/>
    </style:style>
    <style:style style:name="T96" style:family="text">
      <style:text-properties officeooo:rsid="0034a76a"/>
    </style:style>
    <style:style style:name="T97" style:family="text">
      <style:text-properties officeooo:rsid="00372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ata i Tomasz Polakowie</text:span></text:p>
      <text:p text:style-name="P1"><text:span text:style-name="T1"/></text:p>
      <text:p text:style-name="P12"><text:span text:style-name="T1">Neofaszyzm </text:span><text:span text:style-name="T97">- </text:span><text:span text:style-name="T1">legitymizacja </text:span><text:span text:style-name="T96">publiczna</text:span><text:span text:style-name="T97">?</text:span></text:p>
      <text:p text:style-name="P1"><text:span text:style-name="T1"/></text:p>
      <text:p text:style-name="P3"><text:span text:style-name="T95">PRZEKROCZONY </text:span><text:span text:style-name="T95">RUBIKON</text:span></text:p>
      <text:p text:style-name="P7"><text:span text:style-name="T82">Właśnie stało się coś, co powinno być punktem zwrotnym </text:span><text:span text:style-name="T83">deb</text:span><text:span text:style-name="T82">aty publicznej dotyczącej odradzania się faszyzmu w Polsce</text:span><text:span text:style-name="T87"> </text:span><text:span text:style-name="T84">-</text:span><text:span text:style-name="T87"> </text:span><text:span text:style-name="T84">zarejestrowane zostały przez sąd </text:span><text:span text:style-name="T86">(m</text:span><text:span text:style-name="T87">. in)</text:span><text:span text:style-name="T86"> </text:span><text:span text:style-name="T84">Krzyż Celtycki, </text:span><text:span text:style-name="T87">tzw. </text:span><text:span text:style-name="T84">Zakaz pedałowania</text:span><text:span text:style-name="T90">, </text:span><text:span text:style-name="T87">R</text:span><text:span text:style-name="T86">ęka z </text:span><text:span text:style-name="T87">M</text:span><text:span text:style-name="T86">ieczem</text:span><text:span text:style-name="T87"> czyli tzw. Falanga</text:span><text:span text:style-name="T91"> i </text:span><text:span text:style-name="T31">Or</text:span><text:span text:style-name="T32">zeł</text:span><text:span text:style-name="T31"> w Koronie z Rózgami Liktorskimi</text:span><text:span text:style-name="T81">.</text:span></text:p>
      <text:p text:style-name="P4"><text:span text:style-name="T84"><text:s/></text:span></text:p>
      <text:p text:style-name="P8"><text:span text:style-name="T83">N</text:span><text:span text:style-name="T82">a stronie</text:span><text:span text:style-name="T83"> internetowej Narodowego Odrodzenia Polski </text:span><text:span text:style-name="T85">można przeczytać </text:span><text:span text:style-name="T89">następującej treści </text:span><text:span text:style-name="T85">oświadczenie </text:span><text:span text:style-name="T88"><text:s/>(powiadomienie?) </text:span><text:span text:style-name="T85">prezesa NOP Adama Gmurczyka</text:span><text:span text:style-name="T89">:</text:span><text:span text:style-name="T86"> </text:span><text:span text:style-name="T83">"</text:span><text:span text:style-name="T33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</text:span><text:span text:style-name="T37">prawomocne, a zwycięstwo w tej batalii ostateczne</text:span><text:span text:style-name="T22">."</text:span><text:span text:style-name="T22"><text:note text:id="ftn0" text:note-class="footnote"><text:note-citation>1</text:note-citation><text:note-body><text:p text:style-name="Footnote"><text:a xlink:type="simple" xlink:href="http://www.nop.org.pl/2011/11/21/krzyz-celtycki-i-zakaz-pedalowania-zarejestrowane-jako-symbole-nop/">http://www.nop.org.pl/2011/11/21/krzyz-celtycki--zakaz-pedalowania-zarejestrowane-jako-symbole-nop/</text:a><text:span text:style-name="T92"> (</text:span><text:span text:style-name="T39">Dodane dnia 21 lis 2011 o 12:45)</text:span></text:p></text:note-body></text:note></text:span><text:span text:style-name="T23">. </text:span></text:p>
      <text:p text:style-name="P9"><text:span text:style-name="T24">Za tym idzie z</text:span><text:span text:style-name="T28">araz </text:span><text:span text:style-name="T24">dobitne wskazanie </text:span><text:span text:style-name="T25">sposobu działania względem tychże symboli </text:span><text:span text:style-name="T26"><text:s/>w przestrzeni publicznej</text:span><text:span text:style-name="T25">: </text:span><text:span text:style-name="T27">"</text:span><text:span text:style-name="T38">Każda napaść na te symbole, w czym mieści się również napaść i pomówienia słowne, stanowi podstawę do działań prawnych, wzmacnianych ustawowo</text:span><text:span text:style-name="T27">" , i nieco dalej: "</text:span><text:span text:style-name="T38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7">"</text:span><text:span text:style-name="T28">.</text:span><text:span text:style-name="T27"> </text:span><text:span text:style-name="T2">W dalszej części wypowiedzi prezes </text:span><text:span text:style-name="T34">expresis verbis</text:span><text:span text:style-name="T2"> wskazuje priorytety te</text:span><text:span text:style-name="T3">go działania</text:span><text:span text:style-name="T2">: "</text:span><text:span text:style-name="T35">J</text:span><text:span text:style-name="T34">est to niezwykle istotne w wypadku szczególnie dwóch symboli: Zakazu Pedałowania oraz Krzyża Celtyckiego</text:span><text:span text:style-name="T3">"</text:span><text:span text:style-name="T4">.</text:span></text:p>
      <text:p text:style-name="P9"><text:span text:style-name="T14"/></text:p>
      <text:p text:style-name="P5"><text:span text:style-name="T29">NOWA FORM</text:span><text:span text:style-name="T30">A</text:span><text:span text:style-name="T29">CJA SKRAJNEJ PRAWICY</text:span></text:p>
      <text:p text:style-name="P10"><text:span text:style-name="T4">Tyle cytatów i faktów</text:span><text:span text:style-name="T16"> w tej sprawie. Rzecz w tym, że to nie koniec tego przełomowego </text:span><text:span text:style-name="T36">novum</text:span><text:span text:style-name="T4">. </text:span><text:span text:style-name="T18">Warto</text:span><text:span text:style-name="T5"> </text:span><text:span text:style-name="T18">powyższe</text:span><text:span text:style-name="T5"> skojarzy</text:span><text:span text:style-name="T18">ć</text:span><text:span text:style-name="T5"> z </text:span><text:span text:style-name="T7">tym, że Marsz Niepodległości miał zostać zwieńczony ogłoszeniem powołania </text:span><text:span text:style-name="T6"><text:s/></text:span><text:span text:style-name="T7">do życia skrajnie prawicowego Ruchu Narodowego (napisała o tym Gazeta Wyborcza</text:span><text:span text:style-name="T7"><text:note text:id="ftn1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T93">http://wyborcza.pl/1,75478,10649871,Powstaje_nowa_formacja_skrajnej_prawicy_Ruch_Narodowy.html</text:span></text:a><text:span text:style-name="T94"> (O</text:span><text:span text:style-name="T40">statnia aktualizacja 2011-11-16 07:27</text:span></text:p></text:note-body></text:note></text:span><text:span text:style-name="T7">)</text:span><text:span text:style-name="T8">, </text:span><text:span text:style-name="T9">co mieli uczynić </text:span><text:span text:style-name="T10">pod pomnikiem Dmowskiego przedstawiciele </text:span><text:span text:style-name="T11">O</text:span><text:span text:style-name="T12">bozu Narodowo-Radykalnego</text:span><text:span text:style-name="T11"> </text:span><text:span text:style-name="T12">(</text:span><text:span text:style-name="T10">ONR</text:span><text:span text:style-name="T12">)</text:span><text:span text:style-name="T10"> i </text:span><text:span text:style-name="T12">Młodzieży Wszechpolskiej (</text:span><text:span text:style-name="T10">MW</text:span><text:span text:style-name="T12">)</text:span><text:span text:style-name="T17">.</text:span><text:span text:style-name="T12"> </text:span><text:span text:style-name="T13">Inicjatywa ta nie doszła </text:span><text:span text:style-name="T19">wówczas </text:span><text:span text:style-name="T13">(</text:span><text:span text:style-name="T19">jeszcze?</text:span><text:span text:style-name="T13">) do skutku</text:span><text:span text:style-name="T19"> </text:span><text:span text:style-name="T13"><text:s/>ze względu na "niedobry moment", czyli wiadome zamieszki podczas marszu</text:span><text:span text:style-name="T19">. </text:span></text:p>
      <text:p text:style-name="P11"><text:span text:style-name="T19">T</text:span><text:span text:style-name="T13">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</text:span><text:span text:style-name="T20">.</text:span><text:span text:style-name="T13"> </text:span><text:span text:style-name="T20">Z</text:span><text:span text:style-name="T13">właszcza </text:span><text:span text:style-name="T20">zaś </text:span><text:span text:style-name="T13">polityczny wymiar zaangażowania organizatorów Marszu Niepod</text:span><text:span text:style-name="T20">le</text:span><text:span text:style-name="T13">głości. </text:span><text:span text:style-name="T20">Pomysłodawcy powstania Ruchu Narodowego nie kryją swych dalekosiężnych planów- ja</text:span><text:span text:style-name="T15">k podaje GW</text:span><text:span text:style-name="T16">: "</text:span><text:span text:style-name="T64">Plan był taki: powstanie stowarzyszenie Marsz Niepodległości, które zorganizuje "największy marsz środowisk narodowych" 11 listopada. Potem zmieni się w organizację Ruch Narodowy. Po dwóch latach przekształci się w partię, która wystartuje w</text:span><text:span text:style-name="T65"> </text:span><text:a xlink:type="simple" xlink:href="http://wybory.gazeta.pl/Wyboryparlamentarne2011/0,0.html"><text:span text:style-name="T79">wyborach parlamentarnych</text:span></text:a><text:span text:style-name="T80"> </text:span><text:span text:style-name="T64">w 2015 r</text:span><text:span text:style-name="T76">.</text:span><text:span text:style-name="T77">"</text:span><text:span text:style-name="T78"> I dalej, za GW, cele tego ruchu: "</text:span><text:span text:style-name="T66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78"><text:line-break/></text:span></text:p>
      <text:p text:style-name="P6"><text:span text:style-name="T56">EKSPERC</text:span><text:span text:style-name="T58">I I <text:s/>PRAWICOWE ZNAKI</text:span><text:span text:style-name="T57"> GRAFICZN</text:span><text:span text:style-name="T58">E</text:span></text:p>
      <text:p text:style-name="P13"><text:span text:style-name="T41">Obie sprawy splatają się nie tylko w wymiarze zadziwiającego braku </text:span><text:span text:style-name="T44">wnikliwszej </text:span><text:span text:style-name="T41">debaty publicznej </text:span><text:soft-page-break/><text:span text:style-name="T44">dotyczącej kondycji polityczno-ideowej polskiego społeczeństwa, ale także w jej wymiarze,</text:span><text:span text:style-name="T42"> <text:s text:c="3"/>nazwijmy to</text:span><text:span text:style-name="T45">,</text:span><text:span text:style-name="T42"> "eksperckim". </text:span><text:span text:style-name="T44"><text:s/></text:span><text:span text:style-name="T41">U dołu wzmiankowanego wyżej oświadczenia prezesa NOP</text:span><text:span text:style-name="T42"> znajduje się bowiem ekspertyza </text:span><text:span text:style-name="T43">sądowa uzasadniająca brak przeszkód do zarejestrowania tych znaków. Powiedzmy od razu: ekspertyza zadziwiająca, zarówno w swej </text:span><text:span text:style-name="T46"><text:s/>ogólnej </text:span><text:span text:style-name="T43">wymowie, jak i w konkretach. </text:span><text:span text:style-name="T46">Zaczynając od ogólne</text:span><text:span text:style-name="T47">go postanowienia ekspertów</text:span><text:span text:style-name="T46">, brzmi on</text:span><text:span text:style-name="T47">a</text:span><text:span text:style-name="T46"> następująco: "</text:span><text:span text:style-name="T67">W odpowiedzi na Postanowienie o dopuszczeniu z urzędu biegłych <text:s/>z </text:span><text:span text:style-name="T68">dnia </text:span><text:span text:style-name="T69">(...) </text:span><text:span text:style-name="T70">na okoliczność ustalenia znaczenia wzorów znaków graficznych </text:span><text:span text:style-name="T69">załączonych do </text:span><text:span text:style-name="T68">pisma </text:span><text:span text:style-name="T69">(...) </text:span><text:span text:style-name="T71">w szczególności ustalenia</text:span><text:span text:style-name="T70">, czy </text:span><text:span text:style-name="T71">znakom tym można przypisać, w sposób jednoznaczny, treść o charakterze </text:span><text:span text:style-name="T68">totalitarnym, nazistowskim, faszystowskim, rasistowskim i nienawiści narodowej i</text:span><text:span text:style-name="T72">nformujemy, że- naszym zdaniem- symbolom partii: </text:span><text:span text:style-name="T73">Krzyż i Miecz, Orzeł w koronie z Krzyżem z rózgami liktorskimi, Symbol "Zakaz Pedałowania" i Krzyż Celtycki nie można przypisać w sposób jednoznaczny treści o charakterze totalitarnym, nazistowskim, faszystowskim, rasistowskim i nienawiści narodowej</text:span><text:span text:style-name="T74">"</text:span><text:span text:style-name="T75"> (</text:span><text:span text:style-name="T49">pisownia oryginału</text:span><text:span text:style-name="T75">). </text:span></text:p>
      <text:p text:style-name="P14"><text:span text:style-name="T50">Przyjrzyjmy się zatem dokładnie</text:span><text:span text:style-name="T53">j </text:span><text:span text:style-name="T50">tym symbolom</text:span><text:span text:style-name="T53"> i eksperckim uzasadnieniom do nich.</text:span><text:span text:style-name="T55"> Najpierw słów kilka o samych znakach.</text:span></text:p>
      <text:p text:style-name="P14"><text:span text:style-name="T59">KRZYŻ CELTYCKI:</text:span><text:span text:style-name="T51"> <text:s/></text:span><text:span text:style-name="T53">W</text:span><text:span text:style-name="T52">ybrany przez NOP rodzaj </text:span><text:span text:style-name="T53">Krzyża Celtyckiego, s</text:span><text:span text:style-name="T51">tylizowany równoramienny krzyż celtycki</text:span><text:span text:style-name="T53">,</text:span><text:span text:style-name="T51"> był symbolem zakazanego Narodowosocjalistycznego Ruchu Niemiec / Partii Pracy (Volkssozialistischen Bewegung Deutschlands / Partei der Arbeit“ (VSBD/PdA)). Partia ta przejęła do swojej flagi graficznie łudząco podobnej do flagi NSDAP równoramienny krzyż celtycki (z nagrobka z VI wieku), upodobniając go graficzn</text:span><text:span text:style-name="T54">ie</text:span><text:span text:style-name="T51"> do </text:span><text:span text:style-name="T59">hakenkreuza NSDAP</text:span><text:span text:style-name="T51">. Partia ta została zdelegalizowana, zakazane jest użycie jej symboli, a zgodnie z wyrokiem niemieckiego Sądu Federalnego (Bundesgerichtshof – BGH; wyrok z dnia 01.10.2008, az. 3 str 164/08) nie wolno używać w Niemczech symbolu równoramiennego krzyża celtyckiego także w izolacji i bez związku z symbolami tej zakazanej organizacji. W uzasadnieniu wyroku stwierdzono, że pozwolenie na użycie równoramiennego krzyża celtyckiego także bez związku z symbolami zakazanej organizacji pozwoliłoby jej byłym członkom czy sympatykom ponownie rozpowszechniać ów symbol w przestrzeni publicznej pod pretekstem jego tradycyjnego znaczenia. Stąd generalny zakaz użycia tego znaku.</text:span></text:p>
      <text:p text:style-name="P15"><text:span text:style-name="T51">Odróżnia się go natomiast od tradycyjnego wysokiego krzyża celtyckiego (z dolnym ramieniem długim), którego użycie nie jest w Niemczech zakazane</text:span><text:span text:style-name="T53">, i który to krzyż </text:span><text:span text:style-name="T54">jest jednym z uznanych znaków chrześcijaństwa. </text:span></text:p>
      <text:p text:style-name="P15"><text:span text:style-name="T62">ZNAK </text:span><text:span text:style-name="T60">FALANGA:</text:span></text:p>
      <text:p text:style-name="P16"><text:span text:style-name="T60">ZNAK </text:span><text:span text:style-name="T62">"ZAKAZ </text:span><text:span text:style-name="T60">PEDAŁOWANIA</text:span><text:span text:style-name="T62">"</text:span><text:span text:style-name="T60">: </text:span><text:span text:style-name="T55">tego znaku chyba nie trzeba przedstawiać, w oględnym opisie przedstawia on uproszczoną graficznie wizualizację homoseksualnego seksu analnego, stylizowaną na </text:span></text:p>
      <text:p text:style-name="P18"><text:span text:style-name="T63">ORZEŁ W KORONIE....</text:span></text:p>
      <text:p text:style-name="P18"><text:span text:style-name="T63"/></text:p>
      <text:p text:style-name="P18"><text:span text:style-name="T63">Uzasdnienia eksperów</text:span><text:span text:style-name="T76"><text:line-break/><text:line-break/></text:span></text:p>
      <text:p text:style-name="P1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Georgia" svg:font-family="Georgi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33</meta:creation-date>
    <dc:date>2011-11-22T13:12:48</dc:date>
    <meta:editing-duration>PT00H58M42S</meta:editing-duration>
    <meta:editing-cycles>2</meta:editing-cycles>
    <meta:generator>OpenOffice.org/3.2$Linux OpenOffice.org_project/320m15$Build-9492</meta:generator>
    <meta:document-statistic meta:table-count="0" meta:image-count="0" meta:object-count="0" meta:page-count="2" meta:paragraph-count="21" meta:word-count="833" meta:character-count="6444"/>
  </office:meta>
</office:document-meta>
</file>